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3a37" officeooo:paragraph-rsid="00093a37"/>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text-properties officeooo:rsid="00093a37" officeooo:paragraph-rsid="00093a37"/>
    </style:style>
    <style:style style:name="P7" style:family="paragraph" style:parent-style-name="Text_20_body">
      <style:paragraph-properties fo:margin-top="0cm" fo:margin-bottom="0cm" style:contextual-spacing="false"/>
      <style:text-properties officeooo:paragraph-rsid="000a780e"/>
    </style:style>
    <style:style style:name="P8" style:family="paragraph" style:parent-style-name="Text_20_body" style:list-style-name="L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ù stocker les cookies ?</text:p>
      <text:p text:style-name="P1"/>
      <text:p text:style-name="P6">La question de savoir s'il vaut mieux stocker les cookies de consentement dans le navigateur ou sur le serveur dépend du contexte spécifique et des besoins de conformité aux lois sur la confidentialité et la protection des données en vigueur, ainsi que des considérations pratiques liées à la gestion des cookies.</text:p>
      <text:p text:style-name="Text_20_body">Voici quelques points à considérer :</text:p>
      <text:p text:style-name="Text_20_body">Stockage dans le navigateur (côté client) :</text:p>
      <text:list text:style-name="L1">
        <text:list-item>
          <text:p text:style-name="P3">Avantages :</text:p>
          <text:list>
            <text:list-item>
              <text:p text:style-name="P3">Les cookies sont stockés localement sur l'ordinateur ou l'appareil de l'utilisateur, ce qui permet de les consulter facilement et rapidement.</text:p>
            </text:list-item>
            <text:list-item>
              <text:p text:style-name="P3">La gestion des cookies est effectuée côté client, ce qui peut réduire la charge sur le serveur.</text:p>
            </text:list-item>
            <text:list-item>
              <text:p text:style-name="P3">Les cookies peuvent être utilisés pour des fonctionnalités côté client, telles que la personnalisation de l'expérience utilisateur.</text:p>
            </text:list-item>
          </text:list>
        </text:list-item>
        <text:list-item>
          <text:p text:style-name="P3">Inconvénients :</text:p>
          <text:list>
            <text:list-item>
              <text:p text:style-name="P3">Les cookies sont potentiellement plus vulnérables à la manipulation ou à la suppression par l'utilisateur.</text:p>
            </text:list-item>
            <text:list-item>
              <text:p text:style-name="P2">La gestion du consentement côté client peut être plus complexe à mettre en œuvre pour se conformer aux lois sur la confidentialité et la protection des données.</text:p>
            </text:list-item>
          </text:list>
        </text:list-item>
      </text:list>
      <text:p text:style-name="Text_20_body">Stockage sur le serveur (côté serveur) :</text:p>
      <text:list text:style-name="L2">
        <text:list-item>
          <text:p text:style-name="P5">Avantages :</text:p>
          <text:list>
            <text:list-item>
              <text:p text:style-name="P5">Les cookies sont stockés de manière centralisée sur le serveur, ce qui permet un contrôle plus granulaire et une gestion centralisée du consentement.</text:p>
            </text:list-item>
            <text:list-item>
              <text:p text:style-name="P5">Les cookies sont moins vulnérables à la manipulation ou à la suppression par l'utilisateur.</text:p>
            </text:list-item>
            <text:list-item>
              <text:p text:style-name="P5">La gestion du consentement peut être plus facile à mettre en œuvre pour se conformer aux lois sur la confidentialité et la protection des données.</text:p>
            </text:list-item>
          </text:list>
        </text:list-item>
        <text:list-item>
          <text:p text:style-name="P5">Inconvénients :</text:p>
          <text:list>
            <text:list-item>
              <text:p text:style-name="P5">La gestion des cookies peut entraîner une charge supplémentaire sur le serveur.</text:p>
            </text:list-item>
            <text:list-item>
              <text:p text:style-name="P4">L'accès aux cookies peut être plus lent et nécessiter des requêtes supplémentaires au serveur.</text:p>
            </text:list-item>
          </text:list>
        </text:list-item>
      </text:list>
      <text:p text:style-name="Text_20_body">En fin de compte, la décision de stocker les cookies de consentement dans le navigateur ou sur le serveur dépend des besoins spécifiques du site web ou de l'application, ainsi que des exigences légales en matière de confidentialité et de protection des données. Il est <text:soft-page-break/>important de s'assurer de se conformer aux lois locales applicables et de mettre en œuvre des pratiques de gestion des cookies sécurisées pour protéger la vie privée des utilisateurs.</text:p>
      <text:p text:style-name="Text_20_body"/>
      <text:p text:style-name="P7">un contrôle plus granulaire</text:p>
      <text:p text:style-name="P6">Un contrôle plus granulaire se réfère à la capacité de gérer de manière plus détaillée et fine les paramètres et les options de consentement pour les cookies ou autres technologies de suivi utilisées sur un site web ou une application. Cela signifie que les utilisateurs peuvent avoir plus de choix et de contrôle sur les types de cookies ou de suivi auxquels ils consentent, ainsi que sur les finalités pour lesquelles ces cookies ou technologies sont utilisés.</text:p>
      <text:p text:style-name="Text_20_body">Un contrôle plus granulaire peut inclure les éléments suivants :</text:p>
      <text:list text:style-name="L3">
        <text:list-item>
          <text:p text:style-name="P8">Choix spécifiques de cookies : Les utilisateurs peuvent choisir de manière sélective les types de cookies qu'ils souhaitent accepter ou refuser, tels que les cookies de publicité, les cookies de mesure d'audience, les cookies de réseaux sociaux, etc.</text:p>
        </text:list-item>
        <text:list-item>
          <text:p text:style-name="P8">Options de consentement pour différentes finalités : Les utilisateurs peuvent consentir à l'utilisation de cookies pour certaines finalités spécifiques, comme la personnalisation du contenu, l'amélioration de l'expérience utilisateur, ou la mesure de l'efficacité des campagnes publicitaires.</text:p>
        </text:list-item>
        <text:list-item>
          <text:p text:style-name="P8">Paramètres de durée de conservation : Les utilisateurs peuvent choisir la durée pendant laquelle ils autorisent le stockage des cookies sur leur appareil, par exemple en autorisant les cookies de session (qui sont supprimés lorsque le navigateur est fermé) ou en autorisant les cookies persistants (qui restent sur l'appareil pendant une période déterminée).</text:p>
        </text:list-item>
        <text:list-item>
          <text:p text:style-name="P8">Gestion des cookies tiers : Les utilisateurs peuvent spécifier leurs préférences pour les cookies tiers, qui sont placés par des domaines tiers autres que le site web visité, et choisir de les accepter ou de les refuser séparément des cookies du domaine principal.</text:p>
        </text:list-item>
      </text:list>
      <text:p text:style-name="Text_20_body">Un contrôle plus granulaire peut offrir aux utilisateurs une meilleure transparence et un plus grand choix quant à la manière dont leurs données sont collectées et utilisées, leur permettant ainsi de mieux protéger leur vie privée en ligne. Cependant, la mise en œuvre de fonctionnalités de consentement granulaire peut être plus complexe à mettre en place sur le plan technique et nécessiter des efforts supplémentaires pour gérer les préférences des utilisateurs et se conformer aux lois sur la confidentialité et la protection des données en vigueur.</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3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3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3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7T11:01:38.388000000</meta:creation-date>
    <dc:date>2023-04-17T11:04:38.863000000</dc:date>
    <meta:editing-duration>PT2M59S</meta:editing-duration>
    <meta:editing-cycles>2</meta:editing-cycles>
    <meta:generator>LibreOffice/7.5.2.2$Windows_X86_64 LibreOffice_project/53bb9681a964705cf672590721dbc85eb4d0c3a2</meta:generator>
    <meta:document-statistic meta:table-count="0" meta:image-count="0" meta:object-count="0" meta:page-count="2" meta:paragraph-count="28" meta:word-count="707" meta:character-count="4444" meta:non-whitespace-character-count="3783"/>
  </office:meta>
</office:document-meta>
</file>